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mental entertainment?</text:p>
      <text:p text:style-name="Standard">The solid yellow spots with rainbow traces when I woke up a few weeks ago</text:p>
      <text:p text:style-name="Standard"><text:tab/>It could be related to moving human limbs faster for running or drum playing.</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tab/>I saw a forward flowing river of like 40 variations of the capital letter A in the ZBT hallway. <text:s/>They were embedded and flowed from my feet twenty feet down the hallway and turning right into the stairwell.</text:p>
      <text:p text:style-name="Standard"><text:soft-page-break/><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text:soft-page-break/>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text:soft-page-break/>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text:soft-page-break/>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text:soft-page-break/>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text:soft-page-break/></text:p>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text:soft-page-break/>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ext:soft-page-break/>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06T20:43:14.454000000</dc:date>
    <meta:editing-duration>PT20M28S</meta:editing-duration>
    <meta:editing-cycles>33</meta:editing-cycles>
    <meta:generator>LibreOffice/7.2.1.2$Windows_X86_64 LibreOffice_project/87b77fad49947c1441b67c559c339af8f3517e22</meta:generator>
    <meta:document-statistic meta:table-count="0" meta:image-count="0" meta:object-count="0" meta:page-count="184" meta:paragraph-count="2368" meta:word-count="119033" meta:character-count="657950" meta:non-whitespace-character-count="532793"/>
  </office:meta>
</office:document-meta>
</file>